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1cm" svg:height="2.54cm" svg:x="2.143cm" svg:y="4.846cm">
          <text:p text:style-name="P1">Datase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826cm" svg:height="4.191cm" svg:x="8.239cm" svg:y="4.021cm">
          <text:p text:style-name="P1">Training</text:p>
          <text:p text:style-name="P1">algorithm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556cm" svg:height="2.54cm" svg:x="15.605cm" svg:y="4.846cm">
          <text:p text:style-name="P1">Predictive</text:p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953cm" svg:y1="6.116cm" svg:x2="8.239cm" svg:y2="6.116cm" draw:start-shape="id1" draw:start-glue-point="1" draw:end-shape="id2" draw:end-glue-point="3" svg:d="m5953 6116h2286" svg:viewBox="0 0 2287 1">
          <text:p/>
        </draw:connector>
        <draw:connector draw:style-name="gr2" draw:text-style-name="P1" draw:layer="layout" svg:x1="13.065cm" svg:y1="6.116cm" svg:x2="15.605cm" svg:y2="6.116cm" draw:start-shape="id2" draw:start-glue-point="1" draw:end-shape="id3" draw:end-glue-point="3" svg:d="m13065 6116h2540" svg:viewBox="0 0 2541 1">
          <text:p/>
        </draw:connector>
        <draw:line draw:style-name="gr2" draw:text-style-name="P1" draw:layer="layout" svg:x1="11.949cm" svg:y1="2.724cm" svg:x2="11.187cm" svg:y2="3.867cm">
          <text:p/>
        </draw:line>
        <draw:frame draw:style-name="gr3" draw:layer="layout" svg:width="5.675cm" svg:height="0.963cm" svg:x="11.835cm" svg:y="1.862cm">
          <draw:text-box>
            <text:p>Part being learn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4:24:15.715000000</meta:creation-date>
    <dc:date>2016-01-29T16:29:47.691000000</dc:date>
    <meta:editing-duration>PT32M7S</meta:editing-duration>
    <meta:editing-cycles>18</meta:editing-cycles>
    <meta:generator>LibreOffice/4.1.3.2$Windows_x86 LibreOffice_project/70feb7d99726f064edab4605a8ab840c50ec57a</meta:generator>
    <meta:document-statistic meta:object-count="7"/>
  </office:meta>
</office:document-meta>
</file>